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ellipse draw:style-name="gr1" draw:layer="layout" svg:width="1.909cm" svg:height="2cm" svg:x="0cm" svg:y="0cm">
            <text:p/>
          </draw:ellipse>
          <draw:path draw:style-name="gr2" draw:layer="layout" svg:width="0.727cm" svg:height="0.526cm" svg:x="0.182cm" svg:y="0.572cm" svg:viewBox="0 0 728 527" svg:d="m728 440c-455-1039-728 87-728 87">
            <text:p/>
          </draw:path>
          <draw:path draw:style-name="gr2" draw:layer="layout" svg:width="0.846cm" svg:height="0.647cm" svg:x="0.909cm" svg:y="0.953cm" svg:viewBox="0 0 847 648" svg:d="m0 87c451 1311 992-87 812-8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2 - generator</dc:title>
    <meta:creation-date>2011-02-07T17:13:2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